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OpenSymbol" svg:font-family="OpenSymbol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>
      <style:paragraph-properties fo:line-height="100%" fo:text-align="start" style:justify-single-word="false"/>
      <style:text-properties fo:color="#7e0021" style:font-name="Times New Roman" fo:font-size="12pt" fo:font-weight="normal" fo:background-color="transparent" style:font-name-asian="Times New Roman" style:font-name-complex="Times New Roman"/>
    </style:style>
    <style:style style:name="P6" style:family="paragraph" style:parent-style-name="Standard" style:list-style-name="L3">
      <style:paragraph-properties fo:line-height="100%" fo:text-align="start" style:justify-single-word="false"/>
      <style:text-properties fo:color="#7e0021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</style:style>
    <style:style style:name="P9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</style:style>
    <style:style style:name="P10" style:family="paragraph" style:parent-style-name="Standard" style:list-style-name="L2">
      <style:paragraph-properties fo:margin-left="-0.635cm" fo:margin-right="0cm" fo:line-height="100%" fo:text-align="start" style:justify-single-word="false" fo:text-indent="0.635cm" style:auto-text-indent="false"/>
    </style:style>
    <style:style style:name="P11" style:family="paragraph" style:parent-style-name="Standard" style:list-style-name="L1">
      <style:paragraph-properties fo:margin-left="-0.635cm" fo:margin-right="0cm" fo:line-height="100%" fo:text-align="start" style:justify-single-word="false" fo:text-indent="0cm" style:auto-text-indent="false"/>
    </style:style>
    <style:style style:name="T1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2" style:family="text">
      <style:text-properties fo:color="#f79646" style:font-name="Times New Roman" fo:font-size="12pt" fo:font-weight="normal" fo:background-color="transparent" style:font-name-asian="Times New Roman" style:font-name-complex="Times New Roman"/>
    </style:style>
    <style:style style:name="T3" style:family="text">
      <style:text-properties fo:color="#9bbb59" style:font-name="Times New Roman" fo:font-size="12pt" fo:font-weight="normal" fo:background-color="transparent" style:font-name-asian="Times New Roman" style:font-name-complex="Times New Roman"/>
    </style:style>
    <style:style style:name="T4" style:family="text">
      <style:text-properties fo:color="#aecf00" style:font-name="Times New Roman" fo:font-size="12pt" fo:font-weight="normal" fo:background-color="transparent" style:font-name-asian="Times New Roman" style:font-name-complex="Times New Roman"/>
    </style:style>
    <style:style style:name="T5" style:family="text">
      <style:text-properties fo:color="#7e0021" style:font-name="Times New Roman" fo:font-size="12pt" fo:font-weight="normal" fo:background-color="transparent" style:font-name-asian="Times New Roman" style:font-name-complex="Times New Roman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28436084875067713" text:style-name="L1">
        <text:list-header>
          <text:p text:style-name="P11"><text:span text:style-name="T4"/></text:p>
        </text:list-header>
        <text:list-item>
          <text:p text:style-name="P9"><text:span text:style-name="T1">exurbe? </text:span><text:span text:style-name="T2">- </text:span><text:span text:style-name="T4">czyli że? </text:span><text:a xlink:type="simple" xlink:href="http://www.exurbe.com/" text:style-name="Internet_20_link" text:visited-style-name="Visited_20_Internet_20_Link">http://www.exurbe.com/</text:a><text:span text:style-name="T5"> - seria postow o Macchiavelim I historii sceptycyzmu. To jest historia myslenia ktora lubie, a autorka, Ada Palmer, nie dosc ze jest super historykiem to w ogole fajna. </text:span></text:p>
        </text:list-item>
        <text:list-item>
          <text:p text:style-name="P9"><text:span text:style-name="T1">Jakis cos o filo? </text:span><text:span text:style-name="T3">- zawsze spoko –</text:span><text:span text:style-name="T5"> w sumie cos tam warto wiedziec nie? Ajdukiewicza kierunkunki I zagadnienia filozofii ma tylko 140 stron. Zaleta: nie beda mogli cie wydymac w dyskusji uzywajac “trudnych” slow. W sensie, wycziasz ze nie ma to za duzo sensu :) </text:span></text:p>
        </text:list-item>
      </text:list>
      <text:p text:style-name="P2"/>
      <text:p text:style-name="P8"><text:span text:style-name="T1">Filozofia polityczna? Ogolnie historia czy jechac na jakim konkrecie, od razu sie klocic:) </text:span><text:span text:style-name="T3">- jasne, byleby nie zaczynać od najcięższej artylerii.</text:span><text:span text:style-name="T5"> Co to ciezka artyleria? Nie, polecam ksiazke napisana dobrym jezykiem I bazujaca na zdrowym rozsadku. The problem of political authority, przetlumaczone jako problem wladyz politycznej, michael huemer. </text:span></text:p>
      <text:p text:style-name="P8"><text:span text:style-name="T3"/></text:p>
      <text:p text:style-name="P8"><text:span text:style-name="T1">eliezer? Rationality: from AI to Zombies. Albo ten kurwa harry potter jego lel </text:span><text:span text:style-name="T3">- nie wiem o co chodzi, ale brzmi intrygująco. </text:span><text:span text:style-name="T5">No to Eliezer yudkovsky, Rationality, jak wyżej :) albo możesz wziąć jego...fan-fica do harrypottera lol:) Harry Potter and the Methods of Rationality. Its fuken hilarious. Harry jest inteligentny I wychowany przez mugolow-naukowcow I dobrze przez nich wyksztalcony. I trafia do tego powalonego swiata magii I zaczyna ja sensownie rozkminiac:) </text:span></text:p>
      <text:list xml:id="list8464446333847637285" text:style-name="L3">
        <text:list-header>
          <text:p text:style-name="P6"/>
        </text:list-header>
      </text:list>
      <text:p text:style-name="P5">Obadaj blog Slate Star Codex. Zobacz najlepsze posty, jest tam jakas tak opcja, ich tematy, I poczytaj. Thats the starting point. Chlop jest psychiatra, pisze o psychologii, historii, filozofii, AI, ekonomii, etc. </text:p>
      <text:p text:style-name="P5"/>
      <text:p text:style-name="P5"/>
      <text:list xml:id="list3467099478100113259" text:style-name="L2">
        <text:list-header>
          <text:p text:style-name="P10"><text:span text:style-name="T1">generalnie, fajnei znac podstawy ekonomii. Zarowno mikro jak i makro, nie definicje bezrobocia lol ale do czego sluza ceny, pieniadze, centralne banki. - </text:span><text:span text:style-name="T3">zgadzam się calkowicie, fajnie. </text:span><text:span text:style-name="T5">Problem: nie wiem czy jest sens nadal czytac jakies lekkie myki, a z drugiej storny nie dam ci podreniczkow do makroekonomii I mikroekonomii nie? No chyba ze :) To duzy commitment. Ale sa fajne kursy na YT – obadaj Marginal Revolution University, dwoch topowych ekonomistow robi otwarte kursy, w sumie te ich mikro I makro odpowiadaja ich podrecznikom (no, troche skrocone) I daja niezle rozeznanie. </text:span></text:p>
        </text:list-header>
      </text:list>
      <text:p text:style-name="P2"/>
      <text:p text:style-name="P3"/>
      <text:p text:style-name="P2"/>
      <text:p text:style-name="P1"><text:span text:style-name="T1">psychologia. Seks </text:span><text:span text:style-name="T3">- tak i tak. </text:span><text:span text:style-name="T5">Huehue, jeszcze nigdy nikt sie tak szybko nie zgodzil :) </text:span></text:p>
      <text:p text:style-name="P2"/>
      <text:p text:style-name="P1"><text:span text:style-name="T1">nassim taleb?:) czemu dzienikarze i biezaczka jest z dupy. </text:span><text:span text:style-name="T4">-- czemu co? -</text:span><text:span text:style-name="T5"> czemu dziennikarze I biezaczka jest z dupy</text:span><text:span text:style-name="T4"> </text:span><text:span text:style-name="T1">Ale powaznie i bez wstydu ani teorii spiskowych ani januszowania.</text:span><text:span text:style-name="T4"> - nie wiem o co dokładnie chodzi, ale brzmi jakby było warto. </text:span><text:span text:style-name="T5">Ok. Nassim NicholasTaleb. Cokolwiek z trzyczesciowego Incerto. You will like it. Czarny labedz, Zwiedzeni przez losowosc, Antykruchosc. Wybierz se ktores :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OpenSymbol" svg:font-family="OpenSymbol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6-23T21:03:18.83</dc:date>
    <meta:editing-duration>PT50M4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8" meta:word-count="404" meta:character-count="2584"/>
  </office:meta>
</office:document-meta>
</file>